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nsolas" officeooo:rsid="000b92a6" officeooo:paragraph-rsid="000b92a6"/>
    </style:style>
    <style:style style:name="P2" style:family="paragraph" style:parent-style-name="Standard">
      <style:text-properties style:font-name="Consolas" fo:font-weight="bold" officeooo:rsid="000b92a6" officeooo:paragraph-rsid="000b92a6" style:font-weight-asian="bold" style:font-weight-complex="bold"/>
    </style:style>
    <style:style style:name="P3" style:family="paragraph" style:parent-style-name="Standard">
      <style:text-properties fo:color="#000000" loext:opacity="100%" style:font-name="Consolas1" fo:font-size="10.5pt" fo:font-weight="normal" officeooo:rsid="000b92a6" officeooo:paragraph-rsid="000b92a6" fo:background-color="transparent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1" fo:font-size="10.5pt" fo:font-weight="normal" fo:background-color="transparent"/>
    </style:style>
    <style:style style:name="P5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transparent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8" style:family="paragraph" style:parent-style-name="Standard">
      <style:text-properties fo:color="#000000" loext:opacity="100%" style:font-name="Consolas1" fo:font-size="10.5pt" fo:font-weight="normal" officeooo:rsid="000b92a6" officeooo:paragraph-rsid="000b92a6" fo:background-color="transparent" style:font-weight-asian="bold" style:font-weight-complex="bold"/>
    </style:style>
    <style:style style:name="P9" style:family="paragraph" style:parent-style-name="Standard">
      <style:text-properties fo:color="#000000" loext:opacity="100%" style:font-name="Consolas" fo:font-weight="bold" officeooo:rsid="000b92a6" officeooo:paragraph-rsid="000b92a6" fo:background-color="transparent" style:font-weight-asian="bold" style:font-weight-complex="bold"/>
    </style:style>
    <style:style style:name="T1" style:family="text">
      <style:text-properties style:font-name="Consolas1" fo:font-size="10.5pt" fo:font-weight="normal"/>
    </style:style>
    <style:style style:name="T2" style:family="text">
      <style:text-properties fo:color="#000000" loext:opacity="100%" fo:background-color="transparent" loext:char-shading-value="0"/>
    </style:style>
    <style:style style:name="T3" style:family="text">
      <style:text-properties fo:color="#000000" loext:opacity="100%" style:font-name="Consolas1" fo:font-size="10.5pt" fo:font-weight="normal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9</text:p>
      <text:p text:style-name="P1"/>
      <text:p text:style-name="P2">===Cadena.h===</text:p>
      <text:p text:style-name="P1"/>
      <text:p text:style-name="P3">#include &lt;iostream&gt;</text:p>
      <text:p text:style-name="P4">#include &lt;string&gt;</text:p>
      <text:p text:style-name="P4">#include &lt;stdexcept&gt;</text:p>
      <text:p text:style-name="P5"/>
      <text:p text:style-name="P4">using namespace std;</text:p>
      <text:p text:style-name="P5"/>
      <text:p text:style-name="P4">class CadenaOps</text:p>
      <text:p text:style-name="P4">{</text:p>
      <text:p text:style-name="P4">public:</text:p>
      <text:p text:style-name="P6">    <text:span text:style-name="T1">bool</text:span><text:span text:style-name="T1"> </text:span><text:span text:style-name="T1">palindromo</text:span><text:span text:style-name="T1">(</text:span><text:span text:style-name="T1">const</text:span><text:span text:style-name="T1"> </text:span><text:span text:style-name="T1">string</text:span><text:span text:style-name="T1"> </text:span><text:span text:style-name="T1">&amp;texto</text:span><text:span text:style-name="T1">, </text:span><text:span text:style-name="T1">int</text:span><text:span text:style-name="T1"> </text:span><text:span text:style-name="T1">inicio</text:span><text:span text:style-name="T1">, </text:span><text:span text:style-name="T1">int</text:span><text:span text:style-name="T1"> </text:span><text:span text:style-name="T1">fin</text:span><text:span text:style-name="T1">);</text:span></text:p>
      <text:p text:style-name="P4">};</text:p>
      <text:p text:style-name="P5"/>
      <text:p text:style-name="P4">bool CadenaOps::palindromo(const string &amp;texto, int inicio, int fin)</text:p>
      <text:p text:style-name="P4">{</text:p>
      <text:p text:style-name="P6">    <text:span text:style-name="T1">if</text:span><text:span text:style-name="T1"> (inicio </text:span><text:span text:style-name="T1">&lt;</text:span><text:span text:style-name="T1"> </text:span><text:span text:style-name="T1">0</text:span><text:span text:style-name="T1"> </text:span><text:span text:style-name="T1">||</text:span><text:span text:style-name="T1"> fin </text:span><text:span text:style-name="T1">&gt;=</text:span><text:span text:style-name="T1"> </text:span><text:span text:style-name="T1">texto</text:span><text:span text:style-name="T1">.</text:span><text:span text:style-name="T1">length</text:span><text:span text:style-name="T1">() </text:span><text:span text:style-name="T1">||</text:span><text:span text:style-name="T1"> inicio </text:span><text:span text:style-name="T1">&gt;</text:span><text:span text:style-name="T1"> fin)</text:span></text:p>
      <text:p text:style-name="P6">    <text:span text:style-name="T1">{</text:span></text:p>
      <text:p text:style-name="P6">        <text:span text:style-name="T1">throw</text:span><text:span text:style-name="T1"> </text:span><text:span text:style-name="T1">invalid_argument</text:span><text:span text:style-name="T1">(</text:span><text:span text:style-name="T1">"Índices fuera de rango"</text:span><text:span text:style-name="T1">);</text:span></text:p>
      <text:p text:style-name="P6">    <text:span text:style-name="T1">}</text:span></text:p>
      <text:p text:style-name="P5"/>
      <text:p text:style-name="P6">    <text:span text:style-name="T1">if</text:span><text:span text:style-name="T1"> (inicio </text:span><text:span text:style-name="T1">&gt;=</text:span><text:span text:style-name="T1"> fin)</text:span><text:span text:style-name="T1"> //CASO BASE: Si los índices se cruzan o se igualan, significa que ya se ha comparado toda la cadena</text:span></text:p>
      <text:p text:style-name="P6">    <text:span text:style-name="T1">{</text:span></text:p>
      <text:p text:style-name="P6">        <text:span text:style-name="T1">return</text:span><text:span text:style-name="T1"> </text:span><text:span text:style-name="T1">true</text:span><text:span text:style-name="T1">;</text:span></text:p>
      <text:p text:style-name="P6">    <text:span text:style-name="T1">}</text:span></text:p>
      <text:p text:style-name="P5"/>
      <text:p text:style-name="P6">    <text:span text:style-name="T1">if</text:span><text:span text:style-name="T1"> (</text:span><text:span text:style-name="T1">tolower</text:span><text:span text:style-name="T1">(</text:span><text:span text:style-name="T1">texto</text:span><text:span text:style-name="T1">[inicio]) </text:span><text:span text:style-name="T1">!=</text:span><text:span text:style-name="T1"> </text:span><text:span text:style-name="T1">tolower</text:span><text:span text:style-name="T1">(</text:span><text:span text:style-name="T1">texto</text:span><text:span text:style-name="T1">[fin]))</text:span><text:span text:style-name="T1"> //Caso recursivo: Se comparan en las posiciones 'inicio' y 'fin'. </text:span></text:p>
      <text:p text:style-name="P6">    <text:span text:style-name="T1">{</text:span></text:p>
      <text:p text:style-name="P6">        <text:span text:style-name="T1">return</text:span><text:span text:style-name="T1"> </text:span><text:span text:style-name="T1">false</text:span><text:span text:style-name="T1">;</text:span></text:p>
      <text:p text:style-name="P6">    <text:span text:style-name="T1">}</text:span></text:p>
      <text:p text:style-name="P5"/>
      <text:p text:style-name="P6">    <text:span text:style-name="T1">return</text:span><text:span text:style-name="T1"> </text:span><text:span text:style-name="T1">palindromo</text:span><text:span text:style-name="T1">(texto, inicio </text:span><text:span text:style-name="T1">+</text:span><text:span text:style-name="T1"> </text:span><text:span text:style-name="T1">1</text:span><text:span text:style-name="T1">, fin </text:span><text:span text:style-name="T1">-</text:span><text:span text:style-name="T1"> </text:span><text:span text:style-name="T1">1</text:span><text:span text:style-name="T1">);</text:span></text:p>
      <text:p text:style-name="P4">}</text:p>
      <text:p text:style-name="P5"/>
      <text:p text:style-name="P4">/* ¿CUÁNDO ESTO SERÍA INFINITO?</text:p>
      <text:p text:style-name="P6">       <text:span text:style-name="T1">La recursión se volvería infinita si los índices no se actualizan correctamente en cada llamada.</text:span></text:p>
      <text:p text:style-name="P6">       <text:span text:style-name="T1">Por ejemplo, si no se incrementa 'inicio' ni se decrementa 'fin', o si se omite el caso base,</text:span></text:p>
      <text:p text:style-name="P6">       <text:span text:style-name="T1">el algoritmo entraría en un ciclo indefinido y provocaría un desbordamiento de pila.</text:span></text:p>
      <text:p text:style-name="P6">   <text:span text:style-name="T1">¿POR QUÉ ES UNA SOLUCIÓN NATURAL?</text:span></text:p>
      <text:p text:style-name="P6">       <text:span text:style-name="T1">La verificación de un palíndromo se basa en comparar los extremos y avanzar hacia el centro.</text:span></text:p>
      <text:p text:style-name="P6">       <text:span text:style-name="T1">Esta lógica se adapta perfectamente a la recursión, ya que el problema se reduce en cada paso.</text:span></text:p>
      <text:p text:style-name="P7"><text:span text:style-name="T2">    </text:span><text:span text:style-name="T3">*/</text:span></text:p>
      <text:p text:style-name="P1"><text:soft-page-break/></text:p>
      <text:p text:style-name="P2">===main.cpp===</text:p>
      <text:p text:style-name="P2"/>
      <text:p text:style-name="P8">#include "Cadena.h"</text:p>
      <text:p text:style-name="P4">#include &lt;iostream&gt;</text:p>
      <text:p text:style-name="P4">#include &lt;string&gt;</text:p>
      <text:p text:style-name="P4">#include &lt;stdexcept&gt;</text:p>
      <text:p text:style-name="P4">#include &lt;limits&gt;</text:p>
      <text:p text:style-name="P5"/>
      <text:p text:style-name="P4">using namespace std;</text:p>
      <text:p text:style-name="P5"/>
      <text:p text:style-name="P4">int main(){</text:p>
      <text:p text:style-name="P6">    <text:span text:style-name="T1">CadenaOps cadenaOps;</text:span></text:p>
      <text:p text:style-name="P6">    <text:span text:style-name="T1">string texto;</text:span></text:p>
      <text:p text:style-name="P6">    <text:span text:style-name="T1">cout </text:span><text:span text:style-name="T1">&lt;&lt;</text:span><text:span text:style-name="T1"> </text:span><text:span text:style-name="T1">"Ingrese una cadena de texto: "</text:span><text:span text:style-name="T1">;</text:span></text:p>
      <text:p text:style-name="P6">    <text:span text:style-name="T1">getline</text:span><text:span text:style-name="T1">(cin, texto);</text:span></text:p>
      <text:p text:style-name="P5"/>
      <text:p text:style-name="P6">    <text:span text:style-name="T1">try</text:span><text:span text:style-name="T1"> {</text:span></text:p>
      <text:p text:style-name="P6">        <text:span text:style-name="T1">if</text:span><text:span text:style-name="T1">(</text:span><text:span text:style-name="T1">cadenaOps</text:span><text:span text:style-name="T1">.</text:span><text:span text:style-name="T1">palindromo</text:span><text:span text:style-name="T1">(texto, </text:span><text:span text:style-name="T1">0</text:span><text:span text:style-name="T1">, </text:span><text:span text:style-name="T1">texto</text:span><text:span text:style-name="T1">.</text:span><text:span text:style-name="T1">length</text:span><text:span text:style-name="T1">() </text:span><text:span text:style-name="T1">-</text:span><text:span text:style-name="T1"> </text:span><text:span text:style-name="T1">1</text:span><text:span text:style-name="T1">)) {</text:span></text:p>
      <text:p text:style-name="P6">            <text:span text:style-name="T1">cout </text:span><text:span text:style-name="T1">&lt;&lt;</text:span><text:span text:style-name="T1"> </text:span><text:span text:style-name="T1">"La cadena es un palíndromo."</text:span><text:span text:style-name="T1"> </text:span><text:span text:style-name="T1">&lt;&lt;</text:span><text:span text:style-name="T1"> endl;</text:span></text:p>
      <text:p text:style-name="P6">        <text:span text:style-name="T1">} </text:span><text:span text:style-name="T1">else</text:span><text:span text:style-name="T1"> {</text:span></text:p>
      <text:p text:style-name="P6">            <text:span text:style-name="T1">cout </text:span><text:span text:style-name="T1">&lt;&lt;</text:span><text:span text:style-name="T1"> </text:span><text:span text:style-name="T1">"La cadena no es un palíndromo."</text:span><text:span text:style-name="T1"> </text:span><text:span text:style-name="T1">&lt;&lt;</text:span><text:span text:style-name="T1"> endl;</text:span></text:p>
      <text:p text:style-name="P6">        <text:span text:style-name="T1">}</text:span></text:p>
      <text:p text:style-name="P6">    <text:span text:style-name="T1">} </text:span><text:span text:style-name="T1">catch</text:span><text:span text:style-name="T1"> (</text:span><text:span text:style-name="T1">const</text:span><text:span text:style-name="T1"> invalid_argument</text:span><text:span text:style-name="T1">&amp;</text:span><text:span text:style-name="T1"> e) {</text:span></text:p>
      <text:p text:style-name="P6">        <text:span text:style-name="T1">cerr </text:span><text:span text:style-name="T1">&lt;&lt;</text:span><text:span text:style-name="T1"> </text:span><text:span text:style-name="T1">"Error: "</text:span><text:span text:style-name="T1"> </text:span><text:span text:style-name="T1">&lt;&lt;</text:span><text:span text:style-name="T1"> </text:span><text:span text:style-name="T1">e</text:span><text:span text:style-name="T1">.</text:span><text:span text:style-name="T1">what</text:span><text:span text:style-name="T1">() </text:span><text:span text:style-name="T1">&lt;&lt;</text:span><text:span text:style-name="T1"> endl;</text:span></text:p>
      <text:p text:style-name="P6">    <text:span text:style-name="T1">}</text:span></text:p>
      <text:p text:style-name="P5"/>
      <text:p text:style-name="P6">    <text:span text:style-name="T1">return</text:span><text:span text:style-name="T1"> </text:span><text:span text:style-name="T1">0</text:span><text:span text:style-name="T1">;</text:span></text:p>
      <text:p text:style-name="P4">}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0T20:51:49.727874800</meta:creation-date>
    <dc:date>2025-10-30T20:56:52.238831700</dc:date>
    <meta:editing-duration>PT5M2S</meta:editing-duration>
    <meta:editing-cycles>1</meta:editing-cycles>
    <meta:document-statistic meta:table-count="0" meta:image-count="0" meta:object-count="0" meta:page-count="2" meta:paragraph-count="58" meta:word-count="277" meta:character-count="1875" meta:non-whitespace-character-count="1457"/>
    <meta:generator>LibreOffice/25.2.6.2$Windows_X86_64 LibreOffice_project/729c5bfe710f5eb71ed3bbde9e06a6065e9c6c5d</meta:generator>
  </office:meta>
</office:document-meta>
</file>